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middle" draw:shadow="visible"/>
    </style:style>
    <style:style style:name="gr2" style:family="graphic" style:parent-style-name="standard">
      <style:graphic-properties draw:marker-end="Arrow" draw:marker-end-width="0.25cm" draw:textarea-horizontal-align="center" draw:textarea-vertical-align="middle"/>
    </style:style>
    <style:style style:name="gr3" style:family="graphic" style:parent-style-name="standard">
      <style:graphic-properties draw:marker-start="" draw:marker-end="" draw:marker-end-width="0.25cm" draw:textarea-horizontal-align="center" draw:textarea-vertical-align="middle" draw:start-line-spacing-vertical="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  <style:text-properties fo:font-family="Courier" style:font-style-name="Regular" style:font-family-generic="modern" style:font-pitch="fixed" fo:font-size="24pt" fo:font-weight="normal" style:font-size-asian="24pt"/>
    </style:style>
    <style:style style:name="P3" style:family="paragraph">
      <style:paragraph-properties fo:text-align="center"/>
    </style:style>
    <style:style style:name="T1" style:family="text">
      <style:text-properties fo:font-family="Courier" style:font-style-name="Regular" style:font-family-generic="modern" style:font-pitch="fixed" fo:font-size="24pt" fo:font-weight="normal" style:font-size-asian="24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2" draw:layer="layout" svg:width="7.882cm" svg:height="3.272cm" svg:x="2.859cm" svg:y="0.635cm">
            <text:p text:style-name="P1"><text:span text:style-name="T1">[1] i := m-1</text:span></text:p>
            <text:p text:style-name="P1"><text:span text:style-name="T1">[2] j := n</text:span></text:p>
            <text:p text:style-name="P1"><text:span text:style-name="T1">[3] a := u1</text:span></text:p>
          </draw:rect>
          <draw:rect draw:style-name="gr1" draw:text-style-name="P2" draw:layer="layout" svg:width="7.205cm" svg:height="2.231cm" svg:x="3.35cm" svg:y="5.729cm">
            <text:p text:style-name="P1"><text:span text:style-name="T1">[4] i := i+1</text:span></text:p>
            <text:p text:style-name="P1"><text:span text:style-name="T1">[5] j := j-1</text:span></text:p>
          </draw:rect>
          <draw:rect draw:style-name="gr1" draw:text-style-name="P2" draw:layer="layout" svg:width="6.498cm" svg:height="1.004cm" svg:x="0.635cm" svg:y="9.595cm">
            <text:p text:style-name="P1"><text:span text:style-name="T1">[6] a := u2</text:span></text:p>
          </draw:rect>
          <draw:rect draw:style-name="gr1" draw:text-style-name="P2" draw:id="id1" draw:layer="layout" svg:width="6.498cm" svg:height="1.004cm" svg:x="5.767cm" svg:y="12.049cm">
            <text:p text:style-name="P1"><text:span text:style-name="T1">[7] i := u3</text:span></text:p>
          </draw:rect>
          <draw:line draw:style-name="gr2" draw:text-style-name="P3" draw:layer="layout" svg:x1="6.8cm" svg:y1="4.167cm" svg:x2="6.8cm" svg:y2="5.728cm">
            <text:p text:style-name="P1"/>
          </draw:line>
          <draw:line draw:style-name="gr2" draw:text-style-name="P3" draw:layer="layout" svg:x1="5.498cm" svg:y1="8.108cm" svg:x2="3.937cm" svg:y2="9.446cm">
            <text:p text:style-name="P1"/>
          </draw:line>
          <draw:line draw:style-name="gr2" draw:text-style-name="P3" draw:layer="layout" svg:x1="3.937cm" svg:y1="10.822cm" svg:x2="7.58cm" svg:y2="11.974cm">
            <text:p text:style-name="P1"/>
          </draw:line>
          <draw:line draw:style-name="gr2" draw:text-style-name="P3" draw:layer="layout" svg:x1="8.993cm" svg:y1="8.219cm" svg:x2="8.993cm" svg:y2="12.123cm">
            <text:p text:style-name="P1"/>
          </draw:line>
          <draw:connector draw:style-name="gr3" draw:text-style-name="P3" draw:layer="layout" draw:line-skew="0cm 7.444cm" svg:x1="9.016cm" svg:y1="13.053cm" svg:x2="8.844cm" svg:y2="4.725cm" draw:start-shape="id1" draw:start-glue-point="2">
            <text:p text:style-name="P1"/>
          </draw:connector>
          <draw:line draw:style-name="gr2" draw:text-style-name="P3" draw:layer="layout" svg:x1="8.882cm" svg:y1="4.762cm" svg:x2="8.882cm" svg:y2="5.654cm">
            <text:p text:style-name="P1"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3-09-08T23:11:34</meta:creation-date>
    <dc:date>2003-11-01T13:42:31</dc:date>
    <dc:language>en-US</dc:language>
    <meta:editing-cycles>7</meta:editing-cycles>
    <meta:editing-duration>PT1H28M29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